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ED0000051C01D8C7659E45AB8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768cm, 2.916cm, 4.813cm, 3.233cm)" draw:image-opacity="100%" style:mirror="none"/>
    </style:style>
    <style:style style:name="gr2" style:family="graphic" style:parent-style-name="standard" style:list-style-name="L1">
      <style:graphic-properties draw:stroke="none" draw:fill-color="#ffffff" draw:textarea-horizontal-align="justify" draw:textarea-vertical-align="middle" draw:auto-grow-height="false" fo:min-height="2.214cm" fo:min-width="6.01cm" fo:wrap-option="wrap"/>
      <style:paragraph-properties style:writing-mode="lr-tb"/>
    </style:style>
    <style:style style:name="gr3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4.038cm" fo:min-width="29.78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0pt"/>
    </style:style>
    <style:style style:name="T1" style:family="text">
      <style:text-properties style:font-name="Montserrat"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999cm" svg:height="13.999cm" svg:x="0cm" svg:y="0cm">
          <draw:image xlink:href="Pictures/10000000000006ED0000051C01D8C7659E45AB82.jpg" xlink:type="simple" xlink:show="embed" xlink:actuate="onLoad" draw:mime-type="image/jpeg">
            <text:p/>
          </draw:image>
        </draw:frame>
        <draw:custom-shape draw:style-name="gr2" draw:text-style-name="P3" draw:layer="layout" svg:width="9.25cm" svg:height="3.5cm" svg:x="18.5cm" svg:y="8cm">
          <text:p text:style-name="P2"><text:span text:style-name="T1">Humankind hangs off these cheekbon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0957.6045832883 1869.40874035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1" draw:layer="layout" svg:width="30.5cm" svg:height="14.5cm" svg:x="-0.25cm" svg:y="-0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13:57.333919586</meta:creation-date>
    <meta:editing-duration>PT21S</meta:editing-duration>
    <meta:editing-cycles>4</meta:editing-cycles>
    <meta:generator>LibreOffice/7.3.7.2$Linux_X86_64 LibreOffice_project/30$Build-2</meta:generator>
    <dc:date>2023-12-20T00:45:14.445900859</dc:date>
    <meta:document-statistic meta:object-count="3"/>
  </office:meta>
</office:document-meta>
</file>